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qSortComp" table:style-name="ta1">
        <table:shapes>
          <draw:frame draw:z-index="0" draw:style-name="gr1" draw:text-style-name="P1" svg:width="159.99mm" svg:height="89.99mm" svg:x="202.87mm" svg:y="1mm">
            <draw:object draw:notify-on-update-of-ranges="randqSortComp.A1:randqSortComp.A1 randqSortComp.B1:randqSortComp.L1 randqSortComp.A2:randqSortComp.A2 randqSortComp.B2:randqSortComp.L2 randqSortComp.A3:randqSortComp.A3 randqSortComp.B3:randqSortComp.L3 randqSortComp.A4:randqSortComp.A4 randqSortComp.B4:randqSortComp.L4 randqSortComp.A5:randqSortComp.A5 randqSortComp.B5:randqSortComp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Datasize(N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N*lgN</text:p>
          </table:table-cell>
          <table:table-cell office:value-type="float" office:value="664.385618977473" calcext:value-type="float">
            <text:p>664.385618977473</text:p>
          </table:table-cell>
          <table:table-cell office:value-type="float" office:value="1528.77123795494" calcext:value-type="float">
            <text:p>1528.77123795494</text:p>
          </table:table-cell>
          <table:table-cell office:value-type="float" office:value="4482.89214233104" calcext:value-type="float">
            <text:p>4482.89214233104</text:p>
          </table:table-cell>
          <table:table-cell office:value-type="float" office:value="9965.78428466209" calcext:value-type="float">
            <text:p>9965.78428466209</text:p>
          </table:table-cell>
          <table:table-cell office:value-type="float" office:value="21931.5685693242" calcext:value-type="float">
            <text:p>21931.5685693242</text:p>
          </table:table-cell>
          <table:table-cell office:value-type="float" office:value="61438.5618977473" calcext:value-type="float">
            <text:p>61438.5618977473</text:p>
          </table:table-cell>
          <table:table-cell office:value-type="float" office:value="132877.123795495" calcext:value-type="float">
            <text:p>132877.123795495</text:p>
          </table:table-cell>
          <table:table-cell office:value-type="float" office:value="285754.247590989" calcext:value-type="float">
            <text:p>285754.247590989</text:p>
          </table:table-cell>
          <table:table-cell office:value-type="float" office:value="780482.023721841" calcext:value-type="float">
            <text:p>780482.023721841</text:p>
          </table:table-cell>
          <table:table-cell office:value-type="float" office:value="1660964.04744368" calcext:value-type="float">
            <text:p>1660964.04744368</text:p>
          </table:table-cell>
          <table:table-cell office:value-type="float" office:value="3521928.09488736" calcext:value-type="float">
            <text:p>3521928.09488736</text:p>
          </table:table-cell>
        </table:table-row>
        <table:table-row table:style-name="ro1">
          <table:table-cell office:value-type="string" calcext:value-type="string">
            <text:p>Randomly-Ordered Comparisons</text:p>
          </table:table-cell>
          <table:table-cell office:value-type="float" office:value="442" calcext:value-type="float">
            <text:p>442</text:p>
          </table:table-cell>
          <table:table-cell office:value-type="float" office:value="882" calcext:value-type="float">
            <text:p>882</text:p>
          </table:table-cell>
          <table:table-cell office:value-type="float" office:value="3267" calcext:value-type="float">
            <text:p>3267</text:p>
          </table:table-cell>
          <table:table-cell office:value-type="float" office:value="7530" calcext:value-type="float">
            <text:p>7530</text:p>
          </table:table-cell>
          <table:table-cell office:value-type="float" office:value="16731" calcext:value-type="float">
            <text:p>16731</text:p>
          </table:table-cell>
          <table:table-cell office:value-type="float" office:value="44082" calcext:value-type="float">
            <text:p>44082</text:p>
          </table:table-cell>
          <table:table-cell office:value-type="float" office:value="100987" calcext:value-type="float">
            <text:p>100987</text:p>
          </table:table-cell>
          <table:table-cell office:value-type="float" office:value="231103" calcext:value-type="float">
            <text:p>231103</text:p>
          </table:table-cell>
          <table:table-cell office:value-type="float" office:value="640643" calcext:value-type="float">
            <text:p>640643</text:p>
          </table:table-cell>
          <table:table-cell office:value-type="float" office:value="1235718" calcext:value-type="float">
            <text:p>1235718</text:p>
          </table:table-cell>
          <table:table-cell office:value-type="float" office:value="2600194" calcext:value-type="float">
            <text:p>2600194</text:p>
          </table:table-cell>
        </table:table-row>
        <table:table-row table:style-name="ro1">
          <table:table-cell office:value-type="string" calcext:value-type="string">
            <text:p>Increasing-Order Comparisons</text:p>
          </table:table-cell>
          <table:table-cell office:value-type="float" office:value="329" calcext:value-type="float">
            <text:p>329</text:p>
          </table:table-cell>
          <table:table-cell office:value-type="float" office:value="837" calcext:value-type="float">
            <text:p>837</text:p>
          </table:table-cell>
          <table:table-cell office:value-type="float" office:value="2483" calcext:value-type="float">
            <text:p>2483</text:p>
          </table:table-cell>
          <table:table-cell office:value-type="float" office:value="5478" calcext:value-type="float">
            <text:p>5478</text:p>
          </table:table-cell>
          <table:table-cell office:value-type="float" office:value="11352" calcext:value-type="float">
            <text:p>11352</text:p>
          </table:table-cell>
          <table:table-cell office:value-type="float" office:value="31664" calcext:value-type="float">
            <text:p>31664</text:p>
          </table:table-cell>
          <table:table-cell office:value-type="float" office:value="74917" calcext:value-type="float">
            <text:p>74917</text:p>
          </table:table-cell>
          <table:table-cell office:value-type="float" office:value="178426" calcext:value-type="float">
            <text:p>178426</text:p>
          </table:table-cell>
          <table:table-cell office:value-type="float" office:value="432978" calcext:value-type="float">
            <text:p>432978</text:p>
          </table:table-cell>
          <table:table-cell office:value-type="float" office:value="940971" calcext:value-type="float">
            <text:p>940971</text:p>
          </table:table-cell>
          <table:table-cell office:value-type="float" office:value="1920848" calcext:value-type="float">
            <text:p>1920848</text:p>
          </table:table-cell>
        </table:table-row>
        <table:table-row table:style-name="ro1">
          <table:table-cell office:value-type="string" calcext:value-type="string">
            <text:p>Decreasing-Order Comparisons</text:p>
          </table:table-cell>
          <table:table-cell office:value-type="float" office:value="827" calcext:value-type="float">
            <text:p>827</text:p>
          </table:table-cell>
          <table:table-cell office:value-type="float" office:value="3290" calcext:value-type="float">
            <text:p>3290</text:p>
          </table:table-cell>
          <table:table-cell office:value-type="float" office:value="12229" calcext:value-type="float">
            <text:p>12229</text:p>
          </table:table-cell>
          <table:table-cell office:value-type="float" office:value="44775" calcext:value-type="float">
            <text:p>44775</text:p>
          </table:table-cell>
          <table:table-cell office:value-type="float" office:value="123811" calcext:value-type="float">
            <text:p>123811</text:p>
          </table:table-cell>
          <table:table-cell office:value-type="float" office:value="698577" calcext:value-type="float">
            <text:p>698577</text:p>
          </table:table-cell>
          <table:table-cell office:value-type="float" office:value="1966378" calcext:value-type="float">
            <text:p>1966378</text:p>
          </table:table-cell>
          <table:table-cell office:value-type="float" office:value="4551845" calcext:value-type="float">
            <text:p>4551845</text:p>
          </table:table-cell>
          <table:table-cell office:value-type="float" office:value="15405245" calcext:value-type="float">
            <text:p>15405245</text:p>
          </table:table-cell>
          <table:table-cell office:value-type="float" office:value="38829875" calcext:value-type="float">
            <text:p>38829875</text:p>
          </table:table-cell>
          <table:table-cell office:value-type="float" office:value="81954986" calcext:value-type="float">
            <text:p>81954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1:11:43.1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1:13:23.141000000</dc:date>
    <meta:editing-duration>PT2M57S</meta:editing-duration>
    <meta:editing-cycles>4</meta:editing-cycles>
    <meta:generator>LibreOffice/6.1.4.2$Windows_X86_64 LibreOffice_project/9d0f32d1f0b509096fd65e0d4bec26ddd1938fd3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67cm" svg:y="3.255cm" style:legend-expansion="high" chart:style-name="ch2"/>
        <chart:plot-area chart:style-name="ch3" table:cell-range-address="randqSortComp.A1:randqSortComp.L5" chart:data-source-has-labels="both" svg:x="0.32cm" svg:y="0.18cm" svg:width="9.227cm" svg:height="8.64cm">
          <chartooo:coordinate-region svg:x="2.053cm" svg:y="0.18cm" svg:width="7.354cm" svg:height="7.125cm"/>
          <chart:axis chart:dimension="x" chart:name="primary-x" chart:style-name="ch4" chartooo:axis-type="auto">
            <chartooo:date-scale/>
            <chart:categories table:cell-range-address="randqSortComp.B1:randqSortComp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andqSortComp.B2:randqSortComp.L2" chart:label-cell-address="randqSortComp.A2:randqSortComp.A2" chart:class="chart:line">
            <chart:data-point chart:repeated="11"/>
          </chart:series>
          <chart:series chart:style-name="ch7" chart:values-cell-range-address="randqSortComp.B3:randqSortComp.L3" chart:label-cell-address="randqSortComp.A3:randqSortComp.A3" chart:class="chart:line">
            <chart:data-point chart:repeated="11"/>
          </chart:series>
          <chart:series chart:style-name="ch8" chart:values-cell-range-address="randqSortComp.B4:randqSortComp.L4" chart:label-cell-address="randqSortComp.A4:randqSortComp.A4" chart:class="chart:line">
            <chart:data-point chart:repeated="11"/>
          </chart:series>
          <chart:series chart:style-name="ch9" chart:values-cell-range-address="randqSortComp.B5:randqSortComp.L5" chart:label-cell-address="randqSortComp.A5:randqSortComp.A5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randqSortComp.B1:randqSortComp.L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N*lgN</text:p>
                <draw:g>
                  <svg:desc>randqSortComp.A2:randqSortComp.A2</svg:desc>
                </draw:g>
              </table:table-cell>
              <table:table-cell office:value-type="float" office:value="664.385618977473">
                <text:p>664.385618977473</text:p>
                <draw:g>
                  <svg:desc>randqSortComp.B2:randqSortComp.L2</svg:desc>
                </draw:g>
              </table:table-cell>
              <table:table-cell office:value-type="float" office:value="1528.77123795494">
                <text:p>1528.77123795494</text:p>
              </table:table-cell>
              <table:table-cell office:value-type="float" office:value="4482.89214233104">
                <text:p>4482.89214233104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21931.5685693242">
                <text:p>21931.5685693242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132877.123795495">
                <text:p>132877.123795495</text:p>
              </table:table-cell>
              <table:table-cell office:value-type="float" office:value="285754.247590989">
                <text:p>285754.247590989</text:p>
              </table:table-cell>
              <table:table-cell office:value-type="float" office:value="780482.023721841">
                <text:p>780482.023721841</text:p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3521928.09488736">
                <text:p>3521928.09488736</text:p>
              </table:table-cell>
            </table:table-row>
            <table:table-row>
              <table:table-cell office:value-type="string">
                <text:p>Randomly-Ordered Comparisons</text:p>
                <draw:g>
                  <svg:desc>randqSortComp.A3:randqSortComp.A3</svg:desc>
                </draw:g>
              </table:table-cell>
              <table:table-cell office:value-type="float" office:value="442">
                <text:p>442</text:p>
                <draw:g>
                  <svg:desc>randqSortComp.B3:randqSortComp.L3</svg:desc>
                </draw:g>
              </table:table-cell>
              <table:table-cell office:value-type="float" office:value="882">
                <text:p>882</text:p>
              </table:table-cell>
              <table:table-cell office:value-type="float" office:value="3267">
                <text:p>3267</text:p>
              </table:table-cell>
              <table:table-cell office:value-type="float" office:value="7530">
                <text:p>7530</text:p>
              </table:table-cell>
              <table:table-cell office:value-type="float" office:value="16731">
                <text:p>16731</text:p>
              </table:table-cell>
              <table:table-cell office:value-type="float" office:value="44082">
                <text:p>44082</text:p>
              </table:table-cell>
              <table:table-cell office:value-type="float" office:value="100987">
                <text:p>100987</text:p>
              </table:table-cell>
              <table:table-cell office:value-type="float" office:value="231103">
                <text:p>231103</text:p>
              </table:table-cell>
              <table:table-cell office:value-type="float" office:value="640643">
                <text:p>640643</text:p>
              </table:table-cell>
              <table:table-cell office:value-type="float" office:value="1235718">
                <text:p>1235718</text:p>
              </table:table-cell>
              <table:table-cell office:value-type="float" office:value="2600194">
                <text:p>2600194</text:p>
              </table:table-cell>
            </table:table-row>
            <table:table-row>
              <table:table-cell office:value-type="string">
                <text:p>Increasing-Order Comparisons</text:p>
                <draw:g>
                  <svg:desc>randqSortComp.A4:randqSortComp.A4</svg:desc>
                </draw:g>
              </table:table-cell>
              <table:table-cell office:value-type="float" office:value="329">
                <text:p>329</text:p>
                <draw:g>
                  <svg:desc>randqSortComp.B4:randqSortComp.L4</svg:desc>
                </draw:g>
              </table:table-cell>
              <table:table-cell office:value-type="float" office:value="837">
                <text:p>837</text:p>
              </table:table-cell>
              <table:table-cell office:value-type="float" office:value="2483">
                <text:p>2483</text:p>
              </table:table-cell>
              <table:table-cell office:value-type="float" office:value="5478">
                <text:p>5478</text:p>
              </table:table-cell>
              <table:table-cell office:value-type="float" office:value="11352">
                <text:p>11352</text:p>
              </table:table-cell>
              <table:table-cell office:value-type="float" office:value="31664">
                <text:p>31664</text:p>
              </table:table-cell>
              <table:table-cell office:value-type="float" office:value="74917">
                <text:p>74917</text:p>
              </table:table-cell>
              <table:table-cell office:value-type="float" office:value="178426">
                <text:p>178426</text:p>
              </table:table-cell>
              <table:table-cell office:value-type="float" office:value="432978">
                <text:p>432978</text:p>
              </table:table-cell>
              <table:table-cell office:value-type="float" office:value="940971">
                <text:p>940971</text:p>
              </table:table-cell>
              <table:table-cell office:value-type="float" office:value="1920848">
                <text:p>1920848</text:p>
              </table:table-cell>
            </table:table-row>
            <table:table-row>
              <table:table-cell office:value-type="string">
                <text:p>Decreasing-Order Comparisons</text:p>
                <draw:g>
                  <svg:desc>randqSortComp.A5:randqSortComp.A5</svg:desc>
                </draw:g>
              </table:table-cell>
              <table:table-cell office:value-type="float" office:value="827">
                <text:p>827</text:p>
                <draw:g>
                  <svg:desc>randqSortComp.B5:randqSortComp.L5</svg:desc>
                </draw:g>
              </table:table-cell>
              <table:table-cell office:value-type="float" office:value="3290">
                <text:p>3290</text:p>
              </table:table-cell>
              <table:table-cell office:value-type="float" office:value="12229">
                <text:p>12229</text:p>
              </table:table-cell>
              <table:table-cell office:value-type="float" office:value="44775">
                <text:p>44775</text:p>
              </table:table-cell>
              <table:table-cell office:value-type="float" office:value="123811">
                <text:p>123811</text:p>
              </table:table-cell>
              <table:table-cell office:value-type="float" office:value="698577">
                <text:p>698577</text:p>
              </table:table-cell>
              <table:table-cell office:value-type="float" office:value="1966378">
                <text:p>1966378</text:p>
              </table:table-cell>
              <table:table-cell office:value-type="float" office:value="4551845">
                <text:p>4551845</text:p>
              </table:table-cell>
              <table:table-cell office:value-type="float" office:value="15405245">
                <text:p>15405245</text:p>
              </table:table-cell>
              <table:table-cell office:value-type="float" office:value="38829875">
                <text:p>38829875</text:p>
              </table:table-cell>
              <table:table-cell office:value-type="float" office:value="81954986">
                <text:p>81954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